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cm" svg:stroke-color="#00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svg:stroke-color="#cc00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standard">
      <style:graphic-properties svg:stroke-width="0.4cm" svg:stroke-color="#009900" draw:marker-start-width="0.8cm" draw:marker-end-width="0.8cm" draw:fill="solid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svg:stroke-width="0.4cm" svg:stroke-color="#cc0000" draw:marker-start-width="0.8cm" draw:marker-end-width="0.8cm" draw:fill="solid" draw:fill-color="#cc0000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standard">
      <style:graphic-properties svg:stroke-width="0.4cm" svg:stroke-color="#009900" draw:marker-start-width="0.8cm" draw:marker-end-width="0.8cm" draw:fill="none" draw:fill-color="#009900" draw:textarea-horizontal-align="justify" draw:textarea-vertical-align="middle" draw:auto-grow-height="false" fo:padding-top="0.325cm" fo:padding-bottom="0.325cm" fo:padding-left="0.45cm" fo:padding-right="0.45cm"/>
    </style:style>
    <style:style style:name="gr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Default">
        <draw:g>
          <draw:custom-shape draw:style-name="gr3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Default">
        <draw:g>
          <draw:custom-shape draw:style-name="gr5" draw:text-style-name="P1" draw:layer="layout" svg:width="2.239cm" svg:height="4cm" svg:x="0.3cm" svg:y="0.5cm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2.239cm" svg:height="4cm" draw:transform="rotate (-3.14159265358979) translate (4.7cm 4.5cm)">
            <text:p/>
            <draw:enhanced-geometry svg:viewBox="0 0 21600 21600" draw:text-areas="?f0 ?f7 ?f2 21600" draw:type="up-arrow" draw:modifiers="8254.53636590852 5223.5294117647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Default">
        <draw:g>
          <draw:custom-shape draw:style-name="gr6" draw:text-style-name="P1" draw:layer="layout" svg:width="4.6cm" svg:height="1.05cm" svg:x="0.2cm" svg:y="1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6cm" svg:height="1.05cm" svg:x="0.2cm" svg:y="3.3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4.6cm" svg:height="1.05cm" svg:x="0.2cm" svg:y="0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g>
          <draw:custom-shape draw:style-name="gr7" draw:text-style-name="P1" draw:layer="layout" svg:width="3cm" svg:height="2.2cm" svg:x="1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119cm" svg:height="1.8cm" svg:x="1.441cm" svg:y="0.3cm">
            <text:p/>
            <draw:enhanced-geometry svg:viewBox="0 0 21600 21600" draw:mirror-horizontal="false" draw:mirror-vertical="false" draw:type="block-arc" draw:modifiers="178.770637928153 5869.5591479600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1" draw:layer="layout" svg:width="0.48cm" svg:height="1.2cm" svg:x="3.08cm" svg:y="1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48cm" svg:height="1.2cm" svg:x="1.44cm" svg:y="1.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7" draw:text-style-name="P1" draw:layer="layout" svg:width="3cm" svg:height="2.2cm" svg:x="1cm" svg:y="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2.119cm" svg:height="1.8cm" svg:x="1.441cm" svg:y="0.3cm">
            <text:p/>
            <draw:enhanced-geometry svg:viewBox="0 0 21600 21600" draw:mirror-horizontal="false" draw:mirror-vertical="false" draw:type="block-arc" draw:modifiers="178.770637928153 5869.5591479600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1" draw:layer="layout" svg:width="0.48cm" svg:height="1.2cm" svg:x="3.08cm" svg:y="1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48cm" svg:height="0.3cm" svg:x="1.44cm" svg:y="1.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4:38:34.847653209</meta:creation-date>
    <dc:date>2016-07-25T12:12:35.993365521</dc:date>
    <meta:editing-duration>PT51M1S</meta:editing-duration>
    <meta:editing-cycles>5</meta:editing-cycles>
    <meta:generator>LibreOffice/4.2.8.2$Linux_X86_64 LibreOffice_project/420m0$Build-2</meta:generator>
    <meta:document-statistic meta:object-count="26"/>
  </office:meta>
</office:document-meta>
</file>